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7e6" officeooo:paragraph-rsid="000587e6"/>
    </style:style>
    <style:style style:name="P2" style:family="paragraph" style:parent-style-name="Standard">
      <style:text-properties officeooo:rsid="000587e6" officeooo:paragraph-rsid="000587e6"/>
    </style:style>
    <style:style style:name="P3" style:family="paragraph" style:parent-style-name="Standard">
      <style:text-properties officeooo:rsid="0007310b" officeooo:paragraph-rsid="0007310b"/>
    </style:style>
    <style:style style:name="P4" style:family="paragraph" style:parent-style-name="Standard">
      <style:text-properties officeooo:rsid="0006969c" officeooo:paragraph-rsid="0006969c"/>
    </style:style>
    <style:style style:name="P5" style:family="paragraph" style:parent-style-name="Standard">
      <style:paragraph-properties fo:text-align="justify" style:justify-single-word="false"/>
      <style:text-properties officeooo:paragraph-rsid="0006969c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c7f1c" officeooo:paragraph-rsid="000e415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italic" officeooo:rsid="0010113f" officeooo:paragraph-rsid="00135be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italic" officeooo:rsid="00135be2" officeooo:paragraph-rsid="00135be2" style:font-size-asian="12pt" style:font-style-asian="italic" style:font-size-complex="12pt" style:font-style-complex="italic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07eab1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969c" style:font-weight-asian="bold" style:font-weight-complex="bold"/>
    </style:style>
    <style:style style:name="T6" style:family="text">
      <style:text-properties fo:font-weight="bold" officeooo:rsid="000a10a8" style:font-weight-asian="bold" style:font-weight-complex="bold"/>
    </style:style>
    <style:style style:name="T7" style:family="text">
      <style:text-properties fo:font-weight="bold" officeooo:rsid="0010113f" style:font-weight-asian="bold" style:font-weight-complex="bold"/>
    </style:style>
    <style:style style:name="T8" style:family="text">
      <style:text-properties officeooo:rsid="000a10a8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color="#000000" loext:opacity="100%" style:font-name="Liberation Serif" fo:font-size="12pt" style:font-size-asian="12pt" style:font-size-complex="12pt"/>
    </style:style>
    <style:style style:name="T11" style:family="text">
      <style:text-properties officeooo:rsid="000d8f2c"/>
    </style:style>
    <style:style style:name="T12" style:family="text">
      <style:text-properties officeooo:rsid="00129638"/>
    </style:style>
    <style:style style:name="T13" style:family="text">
      <style:text-properties officeooo:rsid="000c7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 functions</text:span> </text:p>
      <text:p text:style-name="P2"/>
      <text:p text:style-name="P3">.endswith() <text:span text:style-name="T2">= return TRUE if the string ends with the specified value, otherwise FALSE </text:span></text:p>
      <text:p text:style-name="P2"/>
      <text:p text:style-name="P2"><text:span text:style-name="T3">Package os</text:span> </text:p>
      <text:p text:style-name="P4"/>
      <text:p text:style-name="P4"><text:span text:style-name="T4">os.listdir(chemin)</text:span> = obtenir la liste des fichiers et des dossiers présents dans un dossier donné </text:p>
      <text:p text:style-name="P4">⇒ return list </text:p>
      <text:p text:style-name="P4"/>
      <text:p text:style-name="P5"><text:span text:style-name="T5">os.path.join</text:span><text:span text:style-name="T6">(</text:span><text:span text:style-name="T7">path, *path</text:span><text:span text:style-name="T6">)</text:span><text:span text:style-name="T8"> = </text:span><text:span text:style-name="T9">joins one or more path components intelligently. It constructs a full path by concatenating various components while automatically inserting the appropriate path separator</text:span><text:span text:style-name="T10"> </text:span></text:p>
      <text:p text:style-name="P6">⇒ return string → chemin final construit intelligemment <text:span text:style-name="T11">(gestion des / etc.) </text:span></text:p>
      <text:p text:style-name="P6"/>
      <text:p text:style-name="P6"/>
      <text:p text:style-name="P6"><text:span text:style-name="T12">ex filename = </text:span>1-1-01_1764757309.avro</text:p>
      <text:p text:style-name="P6">input_dir = r"C:\Users\Hugo\Desktop\01-3YK9K1J2CJ\raw_data"</text:p>
      <text:p text:style-name="P7">path = chemin (string) r"C:\Users\Hugo\Desktop\01-3YK9K1J2CJ\raw_data</text:p>
      <text:p text:style-name="P7">*path = un ou plusieurs segments de chemin supplémentaires for filename in os.listdir(input_dir)</text:p>
      <text:p text:style-name="P7"/>
      <text:p text:style-name="P8">ex return : <text:s/><text:span text:style-name="T13">C:\Users\Hugo\Desktop\01-3YK9K1J2CJ\raw_data</text:span>\<text:span text:style-name="T13">1-1-01_1764757309.avro</text:span></text:p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4:22:55.250359200</meta:creation-date>
    <dc:date>2025-12-10T16:51:54.194956400</dc:date>
    <meta:editing-duration>PT2H28M53S</meta:editing-duration>
    <meta:editing-cycles>1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3" meta:word-count="103" meta:character-count="845" meta:non-whitespace-character-count="745"/>
  </office:meta>
</office:document-meta>
</file>